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7.052cm" fo:min-width="2.992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7.302cm" svg:x="2.37cm" svg:y="2.9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352cm" svg:y1="4.692cm" svg:x2="5.845cm" svg:y2="4.692cm">
          <text:p/>
        </draw:line>
        <draw:custom-shape draw:style-name="gr1" draw:text-style-name="P1" draw:layer="layout" svg:width="3.492cm" svg:height="7.302cm" svg:x="6.87cm" svg:y="2.9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52cm" svg:y1="4.692cm" svg:x2="10.345cm" svg:y2="4.692cm">
          <text:p/>
        </draw:line>
        <draw:line draw:style-name="gr2" draw:text-style-name="P2" draw:layer="layout" svg:x1="6.853cm" svg:y1="6.492cm" svg:x2="10.346cm" svg:y2="6.492cm">
          <text:p/>
        </draw:line>
        <draw:line draw:style-name="gr2" draw:text-style-name="P2" draw:layer="layout" svg:x1="6.854cm" svg:y1="8.292cm" svg:x2="10.347cm" svg:y2="8.292cm">
          <text:p/>
        </draw:line>
        <draw:custom-shape draw:style-name="gr1" draw:text-style-name="P1" draw:layer="layout" svg:width="3.492cm" svg:height="7.302cm" svg:x="11.17cm" svg:y="2.9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52cm" svg:y1="4.692cm" svg:x2="14.645cm" svg:y2="4.692cm">
          <text:p/>
        </draw:line>
        <draw:line draw:style-name="gr2" draw:text-style-name="P2" draw:layer="layout" svg:x1="11.153cm" svg:y1="6.492cm" svg:x2="14.646cm" svg:y2="6.492cm">
          <text:p/>
        </draw:line>
        <draw:line draw:style-name="gr2" draw:text-style-name="P2" draw:layer="layout" svg:x1="11.154cm" svg:y1="8.292cm" svg:x2="14.647cm" svg:y2="8.292cm">
          <text:p/>
        </draw:line>
        <draw:custom-shape draw:style-name="gr1" draw:text-style-name="P1" draw:layer="layout" svg:width="3.492cm" svg:height="7.302cm" svg:x="15.57cm" svg:y="2.9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552cm" svg:y1="4.692cm" svg:x2="19.045cm" svg:y2="4.692cm">
          <text:p/>
        </draw:line>
        <draw:line draw:style-name="gr2" draw:text-style-name="P2" draw:layer="layout" svg:x1="15.553cm" svg:y1="6.492cm" svg:x2="19.046cm" svg:y2="6.492cm">
          <text:p/>
        </draw:line>
        <draw:line draw:style-name="gr2" draw:text-style-name="P2" draw:layer="layout" svg:x1="15.554cm" svg:y1="8.292cm" svg:x2="19.047cm" svg:y2="8.292cm">
          <text:p/>
        </draw:line>
        <draw:frame draw:style-name="gr3" draw:text-style-name="P4" draw:layer="layout" svg:width="1.573cm" svg:height="0.806cm" svg:x="3.322cm" svg:y="3.357cm">
          <draw:text-box>
            <text:p text:style-name="P3">main</text:p>
          </draw:text-box>
        </draw:frame>
        <draw:frame draw:style-name="gr3" draw:text-style-name="P4" draw:layer="layout" svg:width="1.573cm" svg:height="0.806cm" svg:x="7.823cm" svg:y="3.357cm">
          <draw:text-box>
            <text:p text:style-name="P3">main</text:p>
          </draw:text-box>
        </draw:frame>
        <draw:frame draw:style-name="gr3" draw:text-style-name="P4" draw:layer="layout" svg:width="1.573cm" svg:height="0.806cm" svg:x="12.124cm" svg:y="3.357cm">
          <draw:text-box>
            <text:p text:style-name="P3">main</text:p>
          </draw:text-box>
        </draw:frame>
        <draw:frame draw:style-name="gr3" draw:text-style-name="P4" draw:layer="layout" svg:width="1.573cm" svg:height="0.806cm" svg:x="16.625cm" svg:y="3.357cm">
          <draw:text-box>
            <text:p text:style-name="P3">main</text:p>
          </draw:text-box>
        </draw:frame>
        <draw:frame draw:style-name="gr3" draw:text-style-name="P4" draw:layer="layout" svg:width="1.937cm" svg:height="0.806cm" svg:x="7.624cm" svg:y="5.157cm">
          <draw:text-box>
            <text:p text:style-name="P3">sig_int</text:p>
          </draw:text-box>
        </draw:frame>
        <draw:frame draw:style-name="gr3" draw:text-style-name="P4" draw:layer="layout" svg:width="1.937cm" svg:height="0.806cm" svg:x="11.925cm" svg:y="5.157cm">
          <draw:text-box>
            <text:p text:style-name="P3">sig_int</text:p>
          </draw:text-box>
        </draw:frame>
        <draw:frame draw:style-name="gr3" draw:text-style-name="P4" draw:layer="layout" svg:width="2.373cm" svg:height="0.806cm" svg:x="11.626cm" svg:y="6.957cm">
          <draw:text-box>
            <text:p text:style-name="P3">sig_alrm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9:52:00.126989937</meta:creation-date>
    <dc:date>2024-09-17T19:57:06.856903754</dc:date>
    <meta:editing-duration>PT5M7S</meta:editing-duration>
    <meta:editing-cycles>1</meta:editing-cycles>
    <meta:document-statistic meta:object-count="21"/>
    <meta:generator>LibreOffice/7.4.7.2$Linux_X86_64 LibreOffice_project/40$Build-2</meta:generator>
  </office:meta>
</office:document-meta>
</file>